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MediaTypeException.getBod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Exception.UnsupportedMediaTypeException( @ Nullable MediaType contentType , List &lt; MediaType &gt; supportedTypes , @ Nullable ResolvableType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upportedMediaTypeException.UnsupportedMediaTypeException( @ Nullable MediaType contentType , List &lt; MediaType &gt; suppor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Exception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MediaTypeException.initReason( @ Nullable MediaType contentType , @ Nullable ResolvableType body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supportedMediaTypeException.UnsupportedMediaType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upportedMediaTypeException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